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EB</text:span><text:span text:style-name="T1_2"><text:s/></text:span><text:span text:style-name="T1_3">SERVICE</text:span></text:p>
      <text:p text:style-name="P2"><text:span text:style-name="T2_1">BACKEND</text:span></text:p>
      <text:p text:style-name="P3"/>
      <text:p text:style-name="P4"><text:span text:style-name="T4_1">PHP</text:span><text:span text:style-name="T4_2"><text:s/>-&gt;<text:s/></text:span><text:span text:style-name="T4_3">traitement</text:span></text:p>
      <text:p text:style-name="P5"><text:span text:style-name="T5_1">JSON</text:span><text:span text:style-name="T5_2"><text:s/>-&gt;<text:s/></text:span><text:span text:style-name="T5_3">reponse</text:span></text:p>
      <text:p text:style-name="P6"><text:span text:style-name="T6_1">REST</text:span><text:span text:style-name="T6_2"><text:s/>-&gt;<text:s/></text:span><text:span text:style-name="T6_3">demande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